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63cm"/>
    </style:style>
    <style:style style:name="co2" style:family="table-column">
      <style:table-column-properties fo:break-before="auto" style:column-width="4.403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14.8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999999" fo:border="0.06pt solid #000000"/>
    </style:style>
    <style:style style:name="ce18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000000" fo:border="0.06pt solid #000000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7" style:family="table-cell" style:parent-style-name="Default">
      <style:table-cell-properties fo:background-color="#81d41a" fo:border="0.06pt solid #000000"/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8" style:family="table-cell" style:parent-style-name="Default">
      <style:table-cell-properties fo:background-color="#000000" fo:border="0.06pt solid #000000"/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9" style:family="table-cell" style:parent-style-name="Default">
      <style:table-cell-properties fo:border="0.06pt solid #000000"/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23" style:family="table-cell" style:parent-style-name="Default">
      <style:table-cell-properties fo:background-color="transparent" fo:border="0.06pt solid #000000"/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30" style:family="table-cell" style:parent-style-name="Default">
      <style:map style:condition="cell-content()=&quot;ok&quot;" style:apply-style-name="Good" style:base-cell-address="Sheet1.D2"/>
      <style:map style:condition="cell-content()=&quot;-&quot;" style:apply-style-name="Bad" style:base-cell-address="Sheet1.D2"/>
    </style:style>
    <style:style style:name="ce25" style:family="table-cell" style:parent-style-name="Default" style:data-style-name="N4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 table:number-columns-spanned="6" table:number-rows-spanned="1">
            <text:p>Ajustes dos dados de teste para valores reais.</text:p>
          </table:table-cell>
          <table:covered-table-cell table:number-columns-repeated="4" table:style-name="ce26"/>
          <table:covered-table-cell table:style-name="ce16"/>
          <table:table-cell table:style-name="ce16" table:number-columns-repeated="1018"/>
        </table:table-row>
        <table:table-row table:style-name="ro2">
          <table:table-cell table:style-name="ce10" office:value-type="string" calcext:value-type="string">
            <text:p>Pasta</text:p>
          </table:table-cell>
          <table:table-cell table:style-name="ce10" office:value-type="string" calcext:value-type="string">
            <text:p>Arquivo</text:p>
          </table:table-cell>
          <table:table-cell table:style-name="ce10" office:value-type="string" calcext:value-type="string">
            <text:p>Função</text:p>
          </table:table-cell>
          <table:table-cell table:style-name="ce22" office:value-type="string" calcext:value-type="string">
            <text:p>Implementado</text:p>
          </table:table-cell>
          <table:table-cell table:style-name="ce22" office:value-type="string" calcext:value-type="string">
            <text:p>Testes</text:p>
          </table:table-cell>
          <table:table-cell table:style-name="ce16" office:value-type="string" calcext:value-type="string">
            <text:p>Observações</text:p>
          </table:table-cell>
          <table:table-cell table:style-name="ce16" table:number-columns-repeated="1018"/>
        </table:table-row>
        <table:table-row table:style-name="ro1">
          <table:table-cell table:style-name="ce12" office:value-type="string" calcext:value-type="string">
            <text:p>Forklift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ByCompany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indById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av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reate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Update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ubmit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orkliftPage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Lis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orkliftList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idateForm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orkliftForm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Company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Dropdown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ByCompany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indById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av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re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Up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ubmit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ompanyPage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Lis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Company</text:span>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i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oadCEP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Company</text:span>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Operator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ByCompany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indById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av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Data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re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Up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ubmit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Operator</text:span>Page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Lis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Operator</text:span>List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idate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Operator</text:span>Form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nel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OperatorPanelForm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User</text:p>
          </table:table-cell>
          <table:table-cell table:style-name="ce4" table:number-columns-repeated="2"/>
          <table:table-cell table:style-name="ce7" table:number-columns-repeated="2"/>
          <table:table-cell table:style-name="ce2" office:value-type="string" calcext:value-type="string">
            <text:p>Prepara servidor para leitura dos grupos.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ByCompany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indById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aveData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Data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idate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reate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Update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ubmit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User</text:span>Page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Lis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User</text:span>List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User</text:span>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Login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authenticationUser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ubmit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ogin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ogout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Login</text:span>Page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idate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<text:span text:style-name="T1">Login</text:span>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Group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getList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Module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ModuleFormFields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ModuleFormAccordion</text:p>
          </table:table-cell>
          <table:table-cell table:number-columns-repeated="2" table:style-name="ce9" office:value-type="string" calcext:value-type="string">
            <text:p>ok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5"/>
          <table:table-cell table:style-name="ce2"/>
          <table:table-cell table:style-name="ce9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Place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PlaceFormFields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2" office:value-type="string" calcext:value-type="string">
            <text:p>Criar Formulário CRUD para cadastro de place. Vincular a company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Transmission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Data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riáveis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TransmissionFormFields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redux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alertSl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estroyAlert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listAle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companySl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estroyComp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ropComp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updateComp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createComp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fetchCompanie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modalSlice</text:p>
          </table:table-cell>
          <table:table-cell table:style-name="ce6"/>
          <table:table-cell table:style-name="ce8" table:number-columns-repeated="2"/>
          <table:table-cell table:style-name="ce2"/>
          <table:table-cell/>
          <table:table-cell table:style-name="ce25"/>
          <table:table-cell table:number-columns-repeated="1016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estroyModal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successModal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failModal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confirmModal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loadingModal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sessionSlic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estroySessio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changeComp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Logou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loadCurrentUser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localStorag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loadStat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saveStat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destroyStat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reduc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rootReducer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18" office:value-type="string" calcext:value-type="string">
            <text:p>store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State empt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componets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Alerts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AlertList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Buttons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ButtonCreat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ButtonIconUpdat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ButtonIconDelet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Forms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FormDatePicker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StringArrayToLi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FromSelec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 office:value-type="string" calcext:value-type="string">
            <text:p>Não foi realizada aplicação para o componente.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Modals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ModalConfirm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ModalLoading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ModalFail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ModalSucces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NavigationBar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NavigationBarComponen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Development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PageDevelopmentComponen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Loading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PageLoadingComponen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geNotFound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PageNotFoundComponen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TitleComponent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TitleComponen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2" office:value-type="string" calcext:value-type="string">
            <text:p>helper</text:p>
          </table:table-cell>
          <table:table-cell table:style-name="ce4" table:number-columns-repeated="2"/>
          <table:table-cell table:style-name="ce7"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CEP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findCEP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CNPJ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NPJValidate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CRUDData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All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searchById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createUpdate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ropById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HttpRequest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erifyRequestList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erifyRequestSave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erifyRequestDelete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errorRequest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Parses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parseAnyToString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parseAnyToArrayString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Dispatch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listDispatchHelper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ataDispatchHelper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valuesDispatchHelper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LoadDispatchHelper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deleteDispatchHelper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rvice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18" office:value-type="string" calcext:value-type="string">
            <text:p>SubmitForm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13"/>
          <table:table-cell table:style-name="ce2" office:value-type="string" calcext:value-type="string">
            <text:p>SessionHelper</text:p>
          </table:table-cell>
          <table:table-cell table:style-name="ce6"/>
          <table:table-cell table:style-name="ce8"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13"/>
          <table:table-cell table:style-name="ce5"/>
          <table:table-cell table:style-name="ce2" office:value-type="string" calcext:value-type="string">
            <text:p>ReadSession</text:p>
          </table:table-cell>
          <table:table-cell table:style-name="ce9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ce2"/>
          <table:table-cell table:number-columns-repeated="1018"/>
        </table:table-row>
        <table:table-row table:style-name="ro1" table:number-rows-repeated="240">
          <table:table-cell table:number-columns-repeated="3"/>
          <table:table-cell table:style-name="ce30" table:number-columns-repeated="2"/>
          <table:table-cell table:number-columns-repeated="1019"/>
        </table:table-row>
        <table:table-row table:style-name="ro1" table:number-rows-repeated="10481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2:Sheet1.E447">
            <calcext:condition calcext:apply-style-name="Good" calcext:value="=&quot;ok&quot;" calcext:base-cell-address="Sheet1.D2"/>
            <calcext:condition calcext:apply-style-name="Bad" calcext:value="=&quot;-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8:37:44.881468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08T09:50:45.575023371</meta:creation-date>
    <meta:generator>LibreOffice/7.1.2.2$MacOSX_X86_64 LibreOffice_project/8a45595d069ef5570103caea1b71cc9d82b2aae4</meta:generator>
    <dc:date>2021-05-26T18:45:26.129722858</dc:date>
    <meta:editing-duration>P1DT17H27M1S</meta:editing-duration>
    <meta:editing-cycles>59</meta:editing-cycles>
    <meta:document-statistic meta:table-count="1" meta:cell-count="486" meta:object-count="0"/>
    <meta:user-defined meta:name=""/>
  </office:meta>
</office:document-meta>
</file>